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 draw:shadow="hidden" draw:shadow-offset-x="0.102cm" draw:shadow-offset-y="0.102cm"/>
    </style:style>
    <style:style style:name="gr2" style:family="graphic" style:parent-style-name="standard">
      <style:graphic-properties draw:fill="gradient" draw:fill-color="#b3b3b3" draw:fill-gradient-name="Gradient_20_8" draw:textarea-horizontal-align="center" draw:textarea-vertical-align="middle" draw:shadow="hidden" draw:shadow-offset-x="0.102cm" draw:shadow-offset-y="0.102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gradient" draw:fill-color="#b3b3b3" draw:fill-gradient-name="Sash_20_1" draw:textarea-horizontal-align="center" draw:textarea-vertical-align="middle" draw:shadow="hidden" draw:shadow-offset-x="0.102cm" draw:shadow-offset-y="0.102cm"/>
    </style:style>
    <style:style style:name="gr5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4.499cm" draw:shadow="hidden" draw:shadow-offset-x="0.102cm" draw:shadow-offset-y="0.102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ourier New'" style:font-family-generic="modern" style:font-pitch="fixed" fo:font-size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P5" style:family="paragraph">
      <style:paragraph-properties fo:text-align="center"/>
    </style:style>
    <style:style style:name="T1" style:family="text">
      <style:text-properties fo:font-family="'Courier New'" style:font-family-generic="modern" style:font-pitch="fixed" fo:font-size="10pt"/>
    </style:style>
    <style:style style:name="T2" style:family="text">
      <style:text-properties fo:font-size="14pt"/>
    </style:style>
    <style:style style:name="T3" style:family="text">
      <style:text-properties style:text-position="sub 58%" fo:font-size="14pt" style:font-size-asian="18pt" style:font-size-complex="18pt"/>
    </style:style>
    <style:style style:name="T4" style:family="text">
      <style:text-properties fo:font-family="'Courier New'" style:font-family-generic="modern" style:font-pitch="fixed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id="id9" draw:layer="layout" svg:width="3.889cm" svg:height="0.997cm" svg:x="15.389cm" svg:y="22.463cm">
          <draw:text-box>
            <text:p text:style-name="P1"><text:span text:style-name="T1">0x05 <text:s/>; iconst_2</text:span></text:p>
            <text:p text:style-name="P1"><text:span text:style-name="T1">0x70 <text:s/>; irem</text:span></text:p>
          </draw:text-box>
        </draw:frame>
        <draw:rect draw:style-name="gr2" draw:text-style-name="P4" draw:id="id1" draw:layer="layout" svg:width="2.568cm" svg:height="1.545cm" svg:x="11.943cm" svg:y="22.192cm">
          <text:p text:style-name="P3"><text:span text:style-name="T2">Java</text:span><text:span text:style-name="T2"><text:line-break/></text:span><text:span text:style-name="T2">.class file</text:span></text:p>
        </draw:rect>
        <draw:connector draw:style-name="gr3" draw:text-style-name="P5" draw:layer="layout" draw:type="line" svg:x1="13.227cm" svg:y1="23.737cm" svg:x2="13.226cm" svg:y2="24.932cm" draw:start-shape="id1" draw:start-glue-point="2" draw:end-shape="id2" draw:end-glue-point="0">
          <text:p text:style-name="P1"/>
        </draw:connector>
        <draw:rect draw:style-name="gr4" draw:text-style-name="P4" draw:id="id3" draw:layer="layout" svg:width="2.568cm" svg:height="1.545cm" svg:x="8.335cm" svg:y="22.253cm">
          <text:p text:style-name="P3"><text:span text:style-name="T2">.NET</text:span></text:p>
          <text:p text:style-name="P3"><text:span text:style-name="T2">.exe file</text:span></text:p>
        </draw:rect>
        <draw:rect draw:style-name="gr4" draw:text-style-name="P4" draw:id="id4" draw:layer="layout" svg:width="2.568cm" svg:height="1.545cm" svg:x="8.333cm" svg:y="24.882cm">
          <text:p text:style-name="P3"><text:span text:style-name="T2">XMLVM</text:span><text:span text:style-name="T3">CLR</text:span></text:p>
        </draw:rect>
        <draw:connector draw:style-name="gr3" draw:text-style-name="P5" draw:layer="layout" draw:type="lines" svg:x1="9.619cm" svg:y1="23.798cm" svg:x2="9.617cm" svg:y2="24.882cm" draw:start-shape="id3" draw:start-glue-point="2" draw:end-shape="id4" draw:end-glue-point="0">
          <text:p text:style-name="P1"/>
        </draw:connector>
        <draw:rect draw:style-name="gr4" draw:text-style-name="P4" draw:id="id6" draw:layer="layout" svg:width="2.568cm" svg:height="1.545cm" svg:x="8.335cm" svg:y="19.491cm">
          <text:p text:style-name="P3"><text:span text:style-name="T2">C#, VB, ...</text:span></text:p>
        </draw:rect>
        <draw:rect draw:style-name="gr2" draw:text-style-name="P4" draw:id="id5" draw:layer="layout" svg:width="2.568cm" svg:height="1.545cm" svg:x="11.939cm" svg:y="19.432cm">
          <text:p text:style-name="P3"><text:span text:style-name="T2">Java</text:span></text:p>
        </draw:rect>
        <draw:connector draw:style-name="gr3" draw:text-style-name="P5" draw:layer="layout" draw:type="line" svg:x1="13.223cm" svg:y1="20.977cm" svg:x2="13.227cm" svg:y2="22.192cm" draw:start-shape="id5" draw:start-glue-point="2" draw:end-shape="id1" draw:end-glue-point="0">
          <text:p text:style-name="P1"/>
        </draw:connector>
        <draw:connector draw:style-name="gr3" draw:text-style-name="P5" draw:layer="layout" draw:type="line" svg:x1="9.619cm" svg:y1="21.036cm" svg:x2="9.619cm" svg:y2="22.253cm" draw:start-shape="id6" draw:start-glue-point="2" draw:end-shape="id3" draw:end-glue-point="0">
          <text:p text:style-name="P1"/>
        </draw:connector>
        <draw:frame draw:style-name="gr5" draw:text-style-name="P2" draw:id="id7" draw:layer="layout" svg:width="5.159cm" svg:height="0.997cm" svg:x="2.635cm" svg:y="22.541cm">
          <draw:text-box>
            <text:p text:style-name="P1"><text:span text:style-name="T1">0x1f 0x02 ; ldc.i4.s 2</text:span></text:p>
            <text:p text:style-name="P1"><text:span text:style-name="T1">0x5d <text:s text:c="5"/>; rem</text:span></text:p>
          </draw:text-box>
        </draw:frame>
        <draw:connector draw:style-name="gr6" draw:text-style-name="P5" draw:layer="layout" draw:type="line" svg:x1="7.794cm" svg:y1="23.039cm" svg:x2="8.335cm" svg:y2="23.025cm" draw:start-shape="id7" draw:start-glue-point="1" draw:end-shape="id3" draw:end-glue-point="3">
          <text:p text:style-name="P1"/>
        </draw:connector>
        <draw:frame draw:style-name="gr1" draw:text-style-name="P2" draw:id="id8" draw:layer="layout" svg:width="6.704cm" svg:height="0.997cm" svg:x="1.118cm" svg:y="25.164cm">
          <draw:text-box>
            <text:p text:style-name="P1"><text:span text:style-name="T1">&lt;clr:ldc type=</text:span><text:span text:style-name="T4">"int" value="2"/&gt;</text:span></text:p>
            <text:p text:style-name="P1"><text:span text:style-name="T1">&lt;clr:rem/&gt;</text:span></text:p>
          </draw:text-box>
        </draw:frame>
        <draw:connector draw:style-name="gr6" draw:text-style-name="P5" draw:layer="layout" draw:type="line" svg:x1="7.822cm" svg:y1="25.662cm" svg:x2="8.333cm" svg:y2="25.654cm" draw:start-shape="id8" draw:start-glue-point="1" draw:end-shape="id4" draw:end-glue-point="3">
          <text:p text:style-name="P1"/>
        </draw:connector>
        <draw:connector draw:style-name="gr6" draw:text-style-name="P5" draw:layer="layout" draw:type="line" svg:x1="14.511cm" svg:y1="22.964cm" svg:x2="15.389cm" svg:y2="22.961cm" draw:start-shape="id1" draw:start-glue-point="1" draw:end-shape="id9" draw:end-glue-point="3">
          <text:p text:style-name="P1"/>
        </draw:connector>
        <draw:rect draw:style-name="gr2" draw:text-style-name="P4" draw:id="id2" draw:layer="layout" svg:width="2.568cm" svg:height="1.545cm" svg:x="11.942cm" svg:y="24.932cm">
          <text:p text:style-name="P3"><text:span text:style-name="T2">XMLVM</text:span><text:span text:style-name="T3">JVM</text:span></text:p>
        </draw:rect>
        <draw:frame draw:style-name="gr1" draw:text-style-name="P2" draw:id="id10" draw:layer="layout" svg:width="5.329cm" svg:height="0.997cm" svg:x="14.966cm" svg:y="25.198cm">
          <draw:text-box>
            <text:p text:style-name="P1"><text:span text:style-name="T1">&lt;jvm:iconst value=</text:span><text:span text:style-name="T4">"</text:span><text:span text:style-name="T1">2</text:span><text:span text:style-name="T4">"</text:span><text:span text:style-name="T1">/&gt;</text:span></text:p>
            <text:p text:style-name="P1"><text:span text:style-name="T1">&lt;jvm:irem/&gt;</text:span></text:p>
          </draw:text-box>
        </draw:frame>
        <draw:connector draw:style-name="gr6" draw:text-style-name="P5" draw:layer="layout" draw:type="line" svg:x1="14.51cm" svg:y1="25.704cm" svg:x2="14.966cm" svg:y2="25.696cm" draw:start-shape="id2" draw:start-glue-point="1" draw:end-shape="id10" draw:end-glue-point="3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8" draw:display-name="Gradient 8" draw:style="linear" draw:start-color="#94476b" draw:end-color="#ffffff" draw:start-intensity="100%" draw:end-intensity="100%" draw:angle="0" draw:border="0%"/>
    <draw:gradient draw:name="Sash_20_1" draw:display-name="Sash 1" draw:style="linear" draw:start-color="#dc2300" draw:end-color="#ffff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Arno Puder</meta:initial-creator>
    <meta:creation-date>2008-07-08T07:57:03</meta:creation-date>
    <dc:date>2008-07-14T00:34:55</dc:date>
    <dc:language>en-US</dc:language>
    <meta:editing-cycles>3</meta:editing-cycles>
    <meta:editing-duration>PT47M59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